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4" style:family="table-cell" style:parent-style-name="Default" style:data-style-name="N0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7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8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9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0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1" style:family="table-cell" style:parent-style-name="Default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number-columns-repeated="995" table:default-cell-style-name="ce1"/>
        <table:table-column table:style-name="co4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MapSize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24"/>
          <table:table-cell table:style-name="ce9"/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BACKGROUND</text:p>
          </table:table-cell>
          <table:table-cell table:number-columns-repeated="25"/>
          <table:table-cell table:style-name="ce10"/>
          <table:table-cell table:number-columns-repeated="99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3" office:value-type="string" calcext:value-type="string">
            <text:p>DIRT</text:p>
          </table:table-cell>
          <table:table-cell table:number-columns-repeated="14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DIRT</text:p>
          </table:table-cell>
          <table:table-cell table:number-columns-repeated="9" office:value-type="string" calcext:value-type="string">
            <text:p>DIRT</text:p>
          </table:table-cell>
          <table:table-cell office:value-type="string" calcext:value-type="string">
            <text:p>GRASS</text:p>
          </table:table-cell>
          <table:table-cell table:number-columns-repeated="15" office:value-type="string" calcext:value-type="string">
            <text:p>DIRT</text:p>
          </table:table-cell>
          <table:table-cell table:style-name="ce10" office:value-type="string" calcext:value-type="string">
            <text:p>DIRT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3" office:value-type="string" calcext:value-type="string">
            <text:p>DIRT</text:p>
          </table:table-cell>
          <table:table-cell table:number-columns-repeated="14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/>
          <table:table-cell table:style-name="ce4" office:value-type="string" calcext:value-type="string">
            <text:p>MIDGROUND</text:p>
          </table:table-cell>
          <table:table-cell table:number-columns-repeated="25"/>
          <table:table-cell table:style-name="ce10"/>
          <table:table-cell table:number-columns-repeated="99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BOX_COLLIDER</text:p>
          </table:table-cell>
          <table:table-cell table:number-columns-repeated="5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3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15" office:value-type="string" calcext:value-type="string">
            <text:p>BOX_COLLIDER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OX_COLLIDER</text:p>
          </table:table-cell>
          <table:table-cell office:value-type="string" calcext:value-type="string">
            <text:p>TREE_TRUNK_SMAL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7" office:value-type="string" calcext:value-type="string">
            <text:p>-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OX_COLLIDER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OX_COLLID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7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4" office:value-type="string" calcext:value-type="string">
            <text:p>-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OX_COLLIDER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LANK_GATE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BLANK_GATE</text:p>
          </table:table-cell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OX_COLLIDER</text:p>
          </table:table-cell>
          <table:table-cell table:number-columns-repeated="20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4" office:value-type="string" calcext:value-type="string">
            <text:p>-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OX_COLLIDE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0" office:value-type="string" calcext:value-type="string">
            <text:p>-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OX_COLLIDER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TREE_TRUNK_SMALL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OX_COLLIDER</text:p>
          </table:table-cell>
          <table:table-cell table:number-columns-repeated="5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3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15" office:value-type="string" calcext:value-type="string">
            <text:p>BOX_COLLIDER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/>
          <table:table-cell table:style-name="ce4" office:value-type="string" calcext:value-type="string">
            <text:p>FOREGROUND</text:p>
          </table:table-cell>
          <table:table-cell table:number-columns-repeated="25"/>
          <table:table-cell table:style-name="ce10"/>
          <table:table-cell table:number-columns-repeated="99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TREE_CANOPY_SMALL</text:p>
          </table:table-cell>
          <table:table-cell table:number-columns-repeated="1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CANOPY_SMALL</text:p>
          </table:table-cell>
          <table:table-cell table:number-columns-repeated="2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-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TREE_CANOPY_SMALL</text:p>
          </table:table-cell>
          <table:table-cell table:number-columns-repeated="1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GatePosition</text:p>
          </table:table-cell>
          <table:table-cell table:style-name="ce4" office:value-type="string" calcext:value-type="string">
            <text:p>GATE</text:p>
          </table:table-cell>
          <table:table-cell table:number-columns-repeated="25"/>
          <table:table-cell table:style-name="ce10"/>
          <table:table-cell table:number-columns-repeated="996"/>
        </table:table-row>
        <table:table-row table:style-name="ro3">
          <table:table-cell office:value-type="string" calcext:value-type="string">
            <text:p>6,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2"/>
          <table:table-cell table:style-name="ce10"/>
          <table:table-cell table:number-columns-repeated="996"/>
        </table:table-row>
        <table:table-row table:style-name="ro3">
          <table:table-cell office:value-type="string" calcext:value-type="string">
            <text:p>10,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2"/>
          <table:table-cell table:style-name="ce10"/>
          <table:table-cell table:number-columns-repeated="996"/>
        </table:table-row>
        <table:table-row table:style-name="ro3">
          <table:table-cell office:value-type="string" calcext:value-type="string">
            <text:p>0,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2"/>
          <table:table-cell table:style-name="ce10"/>
          <table:table-cell table:number-columns-repeated="996"/>
        </table:table-row>
        <table:table-row table:style-name="ro3">
          <table:table-cell office:value-type="string" calcext:value-type="string">
            <text:p>26,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2"/>
          <table:table-cell table:style-name="ce10"/>
          <table:table-cell table:number-columns-repeated="996"/>
        </table:table-row>
        <table:table-row table:style-name="ro3">
          <table:table-cell office:value-type="string" calcext:value-type="string">
            <text:p>6,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10,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2"/>
          <table:table-cell table:style-name="ce11"/>
          <table:table-cell table:number-columns-repeated="996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10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00-00-00</text:date>, <text:time style:data-style-name="N2" text:time-value="17:29:23.639263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Maxime Boivin</meta:initial-creator>
    <meta:creation-date>2014-10-25T14:56:55Z</meta:creation-date>
    <dc:date>2014-12-27T17:31:15.745330295</dc:date>
    <meta:editing-cycles>16</meta:editing-cycles>
    <meta:editing-duration>PT16H57M54S</meta:editing-duration>
    <meta:document-statistic meta:table-count="1" meta:cell-count="905" meta:object-count="0"/>
  </office:meta>
</office:document-meta>
</file>